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dddddd"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 style:data-style-name="N3">
      <style:table-cell-properties fo:border="0.06pt solid #000000"/>
      <style:map style:condition="cell-content()&gt;[.E$3]" style:apply-style-name="Above" style:base-cell-address="Sheet1.B3"/>
      <style:map style:condition="cell-content()&lt;[.E$3]" style:apply-style-name="Below" style:base-cell-address="Sheet1.B3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3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ce4"/>
        <table:table-column table:style-name="co2" table:number-columns-repeated="3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3" table:number-rows-spanned="1">
            <text:p>CU5 Outpatient Cost Models</text:p>
          </table:table-cell>
          <table:covered-table-cell table:number-columns-repeated="2" table:style-name="ce5"/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<text:s text:c="4"/>PreID</text:p>
          </table:table-cell>
          <table:table-cell table:style-name="ce3" office:value-type="string" calcext:value-type="string">
            <text:p><text:s text:c="4"/>GeoID</text:p>
          </table:table-cell>
          <table:table-cell table:style-name="ce3" office:value-type="string" calcext:value-type="string">
            <text:p><text:s/>NoAss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H</text:p>
          </table:table-cell>
          <table:table-cell office:value-type="float" office:value="17537.04" calcext:value-type="float">
            <text:p>17,537</text:p>
          </table:table-cell>
          <table:table-cell office:value-type="float" office:value="44254.46" calcext:value-type="float">
            <text:p>44,254</text:p>
          </table:table-cell>
          <table:table-cell office:value-type="float" office:value="26988.81" calcext:value-type="float">
            <text:p>26,989</text:p>
          </table:table-cell>
          <table:table-cell table:style-name="ce6" office:value-type="float" office:value="21185.19" calcext:value-type="float">
            <text:p>21,185</text:p>
          </table:table-cell>
          <table:table-cell table:style-name="ce6" office:value-type="float" office:value="26473.21" calcext:value-type="float">
            <text:p>26,473</text:p>
          </table:table-cell>
          <table:table-cell table:style-name="ce6" office:value-type="float" office:value="30616.5" calcext:value-type="float">
            <text:p>30,617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17363.43" calcext:value-type="float">
            <text:p>17,363</text:p>
          </table:table-cell>
          <table:table-cell office:value-type="float" office:value="14486.61" calcext:value-type="float">
            <text:p>14,487</text:p>
          </table:table-cell>
          <table:table-cell office:value-type="float" office:value="25009.64" calcext:value-type="float">
            <text:p>25,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V</text:p>
          </table:table-cell>
          <table:table-cell office:value-type="float" office:value="21242.59" calcext:value-type="float">
            <text:p>21,243</text:p>
          </table:table-cell>
          <table:table-cell office:value-type="float" office:value="17486.61" calcext:value-type="float">
            <text:p>17,487</text:p>
          </table:table-cell>
          <table:table-cell office:value-type="float" office:value="24058.25" calcext:value-type="float">
            <text:p>24,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21185.19" calcext:value-type="float">
            <text:p>21,185</text:p>
          </table:table-cell>
          <table:table-cell office:value-type="float" office:value="26473.21" calcext:value-type="float">
            <text:p>26,473</text:p>
          </table:table-cell>
          <table:table-cell office:value-type="float" office:value="30616.5" calcext:value-type="float">
            <text:p>30,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105592.59" calcext:value-type="float">
            <text:p>105,593</text:p>
          </table:table-cell>
          <table:table-cell office:value-type="float" office:value="26473.21" calcext:value-type="float">
            <text:p>26,473</text:p>
          </table:table-cell>
          <table:table-cell office:value-type="float" office:value="42154.41" calcext:value-type="float">
            <text:p>42,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28092.59" calcext:value-type="float">
            <text:p>28,093</text:p>
          </table:table-cell>
          <table:table-cell office:value-type="float" office:value="59736.61" calcext:value-type="float">
            <text:p>59,737</text:p>
          </table:table-cell>
          <table:table-cell office:value-type="float" office:value="32530.47" calcext:value-type="float">
            <text:p>32,5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53405.09" calcext:value-type="float">
            <text:p>53,405</text:p>
          </table:table-cell>
          <table:table-cell office:value-type="float" office:value="55958.83" calcext:value-type="float">
            <text:p>55,959</text:p>
          </table:table-cell>
          <table:table-cell office:value-type="float" office:value="40964.5" calcext:value-type="float">
            <text:p>40,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21185.19" calcext:value-type="float">
            <text:p>21,185</text:p>
          </table:table-cell>
          <table:table-cell office:value-type="float" office:value="26473.21" calcext:value-type="float">
            <text:p>26,473</text:p>
          </table:table-cell>
          <table:table-cell office:value-type="float" office:value="30616.5" calcext:value-type="float">
            <text:p>30,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21185.19" calcext:value-type="float">
            <text:p>21,185</text:p>
          </table:table-cell>
          <table:table-cell office:value-type="float" office:value="33236.61" calcext:value-type="float">
            <text:p>33,237</text:p>
          </table:table-cell>
          <table:table-cell office:value-type="float" office:value="30616.5" calcext:value-type="float">
            <text:p>30,617</text:p>
          </table:table-cell>
          <table:table-cell table:number-columns-repeated="3"/>
        </table:table-row>
        <calcext:conditional-formats>
          <calcext:conditional-format calcext:target-range-address="Sheet1.B3:Sheet1.D11">
            <calcext:condition calcext:apply-style-name="Above" calcext:value="&gt;[.E$3]" calcext:base-cell-address="Sheet1.B3"/>
            <calcext:condition calcext:apply-style-name="Below" calcext:value="&lt;[.E$3]" calcext:base-cell-address="Sheet1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00"/>
    </style:style>
    <style:style style:name="Above" style:family="table-cell" style:parent-style-name="Default">
      <style:table-cell-properties fo:background-color="#ffff99"/>
    </style:style>
    <style:style style:name="Below" style:family="table-cell" style:parent-style-name="Default">
      <style:table-cell-properties fo:background-color="#ccff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3:35:15.429352874</meta:creation-date>
    <dc:date>2015-07-02T13:47:58.137930639</dc:date>
    <meta:editing-duration>PT12M42S</meta:editing-duration>
    <meta:editing-cycles>1</meta:editing-cycles>
    <meta:document-statistic meta:table-count="1" meta:cell-count="43" meta:object-count="0"/>
    <meta:generator>LibreOffice/4.4.2.2$Linux_X86_64 LibreOffice_project/40m0$Build-2</meta:generator>
  </office:meta>
</office:document-meta>
</file>